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list-style-name="L1">
      <style:text-properties style:text-underline-style="none"/>
    </style:style>
    <style:style style:name="P4" style:family="paragraph" style:parent-style-name="Standard" style:list-style-name="L2">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Puzzler</text:p>
      <text:p text:style-name="P1"/>
      <text:p text:style-name="P2">A book written by Joshua Bloch and Neal Gafter which contains puzzles to test the reader and provides with the answer. Most of the puzzles provided do not do what you think so they test the reader to see if they can figure it out before providing the answer.</text:p>
      <text:p text:style-name="P2"/>
      <text:p text:style-name="P1">Advantages</text:p>
      <text:p text:style-name="P2"/>
      <text:list xml:id="list1722600879" text:style-name="L2">
        <text:list-item>
          <text:p text:style-name="P4">This is good as it allows the reader to improve on their reading of Java, and imrpoves their ability to identify problems within their code.</text:p>
        </text:list-item>
        <text:list-item>
          <text:p text:style-name="P4">The solutions provided are very detailed so the reader can fully understand why the program behaves the way it does.</text:p>
        </text:list-item>
      </text:list>
      <text:p text:style-name="P1"/>
      <text:p text:style-name="P1">Disadvantages</text:p>
      <text:p text:style-name="P2"/>
      <text:list xml:id="list140234172" text:style-name="L1">
        <text:list-item>
          <text:p text:style-name="P3">However, it is not realisitic, as most programmers will not write their code by hand, they will type it into a compiler and run it to test whether it works or not. And most of the time the errors will be identified and will be highlighted in the code. </text:p>
        </text:list-item>
        <text:list-item>
          <text:p text:style-name="P3">Doesn't necessarily improve on your writing of Java programs as you are simply looking at small snippets of code to see if you can identify what the output will b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e Kearns</meta:initial-creator>
    <meta:creation-date>2013-10-07T13:34:59</meta:creation-date>
    <dc:date>2013-10-07T13:56:54</dc:date>
    <dc:creator>Nicole Kearns</dc:creator>
    <meta:editing-duration>PT6M29S</meta:editing-duration>
    <meta:editing-cycles>2</meta:editing-cycles>
    <meta:generator>LibreOffice/3.4$Unix LibreOffice_project/340m1$Build-502</meta:generator>
    <meta:document-statistic meta:table-count="0" meta:image-count="0" meta:object-count="0" meta:page-count="1" meta:paragraph-count="8" meta:word-count="179" meta:character-count="967" meta:non-whitespace-character-count="797"/>
  </office:meta>
</office:document-meta>
</file>